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14000000106D41CC49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076cm" draw:marker-end-width="0.076cm" draw:fill="solid" draw:fill-color="#83caff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6cm" fo:min-width="6.636cm"/>
    </style:style>
    <style:style style:name="gr3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-width="0.076cm" draw:marker-end-width="0.076cm" draw:fill="solid" draw:fill-color="#ffff99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842cm"/>
    </style:style>
    <style:style style:name="gr6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3.154cm" fo:min-width="3.895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solid" draw:fill-color="#ffff99" fo:min-height="1.971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2.766cm" fo:min-width="3.895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1.971cm"/>
    </style:style>
    <style:style style:name="gr11" style:family="graphic" style:parent-style-name="objectwithoutfill">
      <style:graphic-properties draw:marker-end="Arrowheads_20_1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0.865cm" fo:min-width="3.895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1.982cm" fo:min-width="3.895cm" fo:padding-top="0.15cm" fo:padding-bottom="0.15cm" fo:padding-left="0.275cm" fo:padding-right="0.275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solid" svg:stroke-width="0.051cm" svg:stroke-color="#000000" draw:marker-start-width="0.076cm" draw:marker-end-width="0.076cm" draw:fill="solid" draw:fill-color="#94bd5e" draw:textarea-horizontal-align="left" draw:auto-grow-height="true" draw:auto-grow-width="false" fo:min-height="2.451cm" fo:min-width="3.89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fo:min-height="1.554cm"/>
    </style:style>
    <style:style style:name="gr17" style:family="graphic" style:parent-style-name="standard">
      <style:graphic-properties draw:stroke="none" svg:stroke-color="#000000" draw:fill="solid" draw:fill-color="#ffff99" fo:min-height="1.723cm"/>
    </style:style>
    <style:style style:name="gr18" style:family="graphic" style:parent-style-name="standard">
      <style:graphic-properties draw:stroke="solid" svg:stroke-width="0.051cm" svg:stroke-color="#000000" draw:marker-start-width="0.076cm" draw:marker-end-width="0.076cm" draw:fill="solid" draw:fill-color="#ffff99" draw:textarea-horizontal-align="left" draw:auto-grow-height="true" draw:auto-grow-width="false" fo:min-height="3.002cm" fo:min-width="3.895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solid" draw:fill-color="#ffff99" fo:min-height="1.4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22" style:family="graphic" style:parent-style-name="standard">
      <style:graphic-properties draw:stroke="none" svg:stroke-color="#000000" draw:fill="solid" draw:fill-color="#ffff99" fo:min-height="2.266cm"/>
    </style:style>
    <style:style style:name="gr23" style:family="graphic" style:parent-style-name="standard">
      <style:graphic-properties draw:stroke="none" svg:stroke-color="#000000" draw:fill="none" draw:fill-color="#ffffff" fo:min-height="2.525cm"/>
    </style:style>
    <style:style style:name="gr24" style:family="graphic" style:parent-style-name="standard">
      <style:graphic-properties draw:fill="solid" draw:fill-color="#ffffff" draw:textarea-horizontal-align="center" draw:textarea-vertical-align="middle"/>
    </style:style>
    <style:style style:name="gr25" style:family="graphic" style:parent-style-name="standard">
      <style:graphic-properties draw:fill="solid" draw:fill-color="#ffffff" draw:textarea-horizontal-align="center" draw:textarea-vertical-align="middl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6cm, 2.794cm, 1.524cm, 2.794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3cm"/>
    </style:style>
    <style:style style:name="gr28" style:family="graphic" style:parent-style-name="standard">
      <style:graphic-properties draw:stroke="none" draw:fill="none" fo:min-height="1.307cm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2.568cm"/>
    </style:style>
    <style:style style:name="gr31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.129cm" fo:min-width="2.568cm"/>
    </style:style>
    <style:style style:name="gr33" style:family="graphic" style:parent-style-name="standard">
      <style:graphic-properties draw:stroke="none" draw:fill="none" fo:min-height="0.8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68cm"/>
    </style:style>
    <style:style style:name="gr35" style:family="graphic" style:parent-style-name="standard">
      <style:graphic-properties draw:stroke="none" draw:fill="none" fo:min-height="0.94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2.568cm"/>
    </style:style>
    <style:style style:name="gr37" style:family="graphic" style:parent-style-name="standard">
      <style:graphic-properties svg:stroke-width="0.102cm" draw:marker-start-width="0.533cm" draw:marker-end-width="0.533cm" draw:fill="none" draw:textarea-horizontal-align="center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2.5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font-size="10pt" style:font-size-asian="10pt" style:font-size-complex="10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text-align="end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family="Arial" style:font-family-generic="roman" style:font-pitch="variable" fo:font-size="12pt" fo:font-weight="bold" style:font-family-asian="Arial" style:font-family-generic-asian="roman" style:font-pitch-asian="variable" style:font-size-asian="12pt" style:font-weight-asian="bold" style:font-family-complex="Arial" style:font-family-generic-complex="roman" style:font-pitch-complex="variable" style:font-size-complex="6.80000019073486pt" style:font-weight-complex="bold"/>
    </style:style>
    <style:style style:name="P15" style:family="paragraph">
      <style:paragraph-properties fo:line-height="150%" fo:text-align="center"/>
    </style:style>
    <style:style style:name="P16" style:family="paragraph">
      <style:paragraph-properties fo:line-height="150%" fo:text-align="center"/>
      <style:text-properties fo:font-size="10pt" style:font-size-asian="10pt" style:font-size-complex="10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family="Arial" style:font-family-generic="roman" style:font-pitch="variable" fo:font-size="14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6" style:family="text">
      <style:text-properties fo:font-family="Arial" style:font-family-generic="roman" style:font-pitch="variable" fo:font-size="12pt" style:font-family-asian="Arial" style:font-family-generic-asian="roman" style:font-pitch-asian="variable" style:font-size-asian="16pt" style:font-family-complex="Arial" style:font-family-generic-complex="roman" style:font-pitch-complex="variable" style:font-size-complex="16pt"/>
    </style:style>
    <style:style style:name="T7" style:family="text">
      <style:text-properties fo:font-family="Arial" style:font-family-generic="roman" style:font-pitch="variable" fo:font-size="12pt" style:font-family-asian="Arial" style:font-family-generic-asian="roman" style:font-pitch-asian="variable" style:font-size-asian="14pt" style:font-family-complex="Arial" style:font-family-generic-complex="roman" style:font-pitch-complex="variable" style:font-size-complex="14pt"/>
    </style:style>
    <style:style style:name="T8" style:family="text">
      <style:text-properties fo:font-family="Arial" style:font-family-generic="roman" style:font-pitch="variable" fo:font-size="11pt" fo:font-weight="bold" style:font-family-asian="Arial" style:font-family-generic-asian="roman" style:font-pitch-asian="variable" style:font-size-asian="11pt" style:font-weight-asian="bold" style:font-family-complex="Arial" style:font-family-generic-complex="roman" style:font-pitch-complex="variable" style:font-size-complex="6pt" style:font-weight-complex="bold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Arial" style:font-family-generic-asian="roman" style:font-pitch-asian="variable" style:font-size-asian="12pt" style:font-style-asian="normal" style:font-weight-asian="bold" style:font-family-complex="Arial" style:font-family-generic-complex="roman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xml:id="id14" draw:id="id14" draw:layer="layout" svg:width="4.445cm" svg:height="2.751cm" svg:x="7.364cm" svg:y="3.19cm">
          <draw:text-box>
            <text:p text:style-name="P1"><text:span text:style-name="T1">MainframeCiv</text:span></text:p>
          </draw:text-box>
        </draw:frame>
        <draw:frame draw:style-name="gr1" draw:text-style-name="P2" draw:layer="Sequence" svg:width="4.445cm" svg:height="2.751cm" svg:x="7.565cm" svg:y="7.039cm">
          <draw:text-box>
            <text:p text:style-name="P1"><text:span text:style-name="T1">CommandParser</text:span></text:p>
          </draw:text-box>
        </draw:frame>
        <draw:frame draw:style-name="gr2" draw:text-style-name="P3" draw:layer="layout" svg:width="7.136cm" svg:height="1.846cm" svg:x="19.742cm" svg:y="1.034cm">
          <draw:text-box>
            <text:p text:style-name="P1"><text:span text:style-name="T2">A13. Inspect Command</text:span></text:p>
            <text:p text:style-name="P1"><text:span text:style-name="T2">Class Diagram</text:span></text:p>
          </draw:text-box>
        </draw:frame>
        <draw:frame draw:style-name="gr3" draw:text-style-name="P2" xml:id="id10" draw:id="id10" draw:layer="layout" svg:width="4.445cm" svg:height="2.751cm" svg:x="20.937cm" svg:y="7.318cm">
          <draw:text-box>
            <text:p text:style-name="P1"><text:span text:style-name="T1">Command</text:span></text:p>
          </draw:text-box>
        </draw:frame>
        <draw:line draw:style-name="gr4" draw:text-style-name="P1" xml:id="id12" draw:id="id12" draw:layer="layout" svg:x1="20.937cm" svg:y1="7.993cm" svg:x2="25.382cm" svg:y2="7.993cm">
          <text:p/>
        </draw:line>
        <draw:frame draw:style-name="gr5" draw:text-style-name="P4" xml:id="id6" draw:id="id6" draw:layer="layout" svg:width="4.422cm" svg:height="2.092cm" svg:x="20.94cm" svg:y="8.025cm">
          <draw:text-box>
            <text:p><text:span text:style-name="T3"># duration</text:span></text:p>
            <text:p><text:span text:style-name="T3">--------------------------------</text:span></text:p>
            <text:p><text:span text:style-name="T3"># init()</text:span></text:p>
            <text:p><text:span text:style-name="T3"># exec()</text:span></text:p>
          </draw:text-box>
        </draw:frame>
        <draw:frame draw:style-name="gr6" draw:text-style-name="P2" xml:id="id4" draw:id="id4" draw:layer="layout" svg:width="4.445cm" svg:height="3.454cm" svg:x="1.847cm" svg:y="12.028cm">
          <draw:text-box>
            <text:p text:style-name="P1"><text:span text:style-name="T1">Building</text:span><text:span text:style-name="T1"><text:tab/></text:span></text:p>
          </draw:text-box>
        </draw:frame>
        <draw:line draw:style-name="gr4" draw:text-style-name="P1" xml:id="id16" draw:id="id16" draw:layer="layout" svg:x1="1.824cm" svg:y1="12.829cm" svg:x2="6.269cm" svg:y2="12.829cm">
          <text:p/>
        </draw:line>
        <draw:frame draw:style-name="gr7" draw:text-style-name="P4" xml:id="id2" draw:id="id2" draw:layer="layout" svg:width="4.422cm" svg:height="2.221cm" svg:x="1.858cm" svg:y="13.075cm">
          <draw:text-box>
            <text:p><text:span text:style-name="T3">- NPCList</text:span></text:p>
            <text:p><text:span text:style-name="T3">--------------------------------+getNPC()</text:span></text:p>
            <text:p><text:span text:style-name="T3"/></text:p>
            <text:p><text:span text:style-name="T3"/></text:p>
          </draw:text-box>
        </draw:frame>
        <draw:connector draw:style-name="gr8" draw:text-style-name="P1" draw:layer="layout" draw:line-skew="-0.272cm" svg:x1="20.831cm" svg:y1="13.596cm" svg:x2="6.28cm" svg:y2="14.185cm" draw:start-shape="id1" draw:start-glue-point="3" draw:end-shape="id2" svg:d="M20831 13596h-7547v589h-7004">
          <text:p/>
        </draw:connector>
        <draw:frame draw:style-name="gr9" draw:text-style-name="P2" xml:id="id5" draw:id="id5" draw:layer="layout" svg:width="4.445cm" svg:height="3.066cm" svg:x="20.925cm" svg:y="11.691cm">
          <draw:text-box>
            <text:p text:style-name="P1"><text:span text:style-name="T1">InspectCmd</text:span></text:p>
          </draw:text-box>
        </draw:frame>
        <draw:line draw:style-name="gr4" draw:text-style-name="P1" draw:layer="layout" svg:x1="20.877cm" svg:y1="12.48cm" svg:x2="25.322cm" svg:y2="12.48cm">
          <text:p/>
        </draw:line>
        <draw:frame draw:style-name="gr10" draw:text-style-name="P4" xml:id="id1" draw:id="id1" draw:layer="layout" svg:width="4.422cm" svg:height="2.221cm" svg:x="20.831cm" svg:y="12.486cm">
          <draw:text-box>
            <text:p><text:span text:style-name="T3">- duration</text:span></text:p>
            <text:p><text:span text:style-name="T3">- npcName</text:span></text:p>
            <text:p><text:span text:style-name="T3">------------------------------</text:span></text:p>
            <text:p><text:span text:style-name="T3">+ init()</text:span></text:p>
            <text:p><text:span text:style-name="T3">+ exec()</text:span></text:p>
          </draw:text-box>
        </draw:frame>
        <draw:connector draw:style-name="gr11" draw:text-style-name="P1" draw:layer="layout" svg:x1="4.064cm" svg:y1="16.773cm" svg:x2="4.069cm" svg:y2="15.482cm" draw:start-shape="id3" draw:start-glue-point="0" draw:end-shape="id4" draw:end-glue-point="2" svg:d="M4064 16773v-645h5v-646">
          <text:p/>
        </draw:connector>
        <draw:g xml:id="id3" draw:id="id3">
          <draw:g>
            <draw:frame draw:style-name="gr12" draw:text-style-name="P2" draw:layer="layout" svg:width="4.391cm" svg:height="1.165cm" svg:x="1.869cm" svg:y="16.773cm">
              <draw:text-box>
                <text:p text:style-name="P1"><text:span text:style-name="T1">NPC</text:span></text:p>
                <text:p text:style-name="P1"><text:span text:style-name="T1">_________________</text:span></text:p>
              </draw:text-box>
            </draw:frame>
            <draw:frame draw:style-name="gr13" draw:text-style-name="P2" draw:layer="layout" svg:width="4.391cm" svg:height="2.282cm" svg:x="1.869cm" svg:y="17.35cm">
              <draw:text-box>
                <text:p/>
              </draw:text-box>
            </draw:frame>
          </draw:g>
          <draw:frame draw:style-name="gr7" draw:text-style-name="P4" draw:layer="layout" svg:width="4.273cm" svg:height="2.221cm" svg:x="1.935cm" svg:y="17.419cm">
            <draw:text-box>
              <text:p><text:span text:style-name="T3">- name</text:span></text:p>
              <text:p><text:span text:style-name="T3">- nearDesc</text:span></text:p>
              <text:p><text:span text:style-name="T3">--------------------------------+getNearDesc()</text:span></text:p>
              <text:p><text:span text:style-name="T3"/></text:p>
            </draw:text-box>
          </draw:frame>
        </draw:g>
        <draw:connector draw:style-name="gr14" draw:text-style-name="P1" draw:layer="layout" svg:x1="23.147cm" svg:y1="11.691cm" svg:x2="23.151cm" svg:y2="10.117cm" draw:start-shape="id5" draw:start-glue-point="0" draw:end-shape="id6" draw:end-glue-point="2" svg:d="M23147 11691v-800h4v-774">
          <text:p/>
        </draw:connector>
        <draw:frame draw:style-name="gr15" draw:text-style-name="P2" draw:layer="layout" svg:width="4.445cm" svg:height="2.751cm" svg:x="1.843cm" svg:y="7.684cm">
          <draw:text-box>
            <text:p text:style-name="P1"><text:span text:style-name="T1">IOPanel</text:span></text:p>
          </draw:text-box>
        </draw:frame>
        <draw:line draw:style-name="gr4" draw:text-style-name="P1" draw:layer="layout" svg:x1="1.888cm" svg:y1="8.479cm" svg:x2="6.333cm" svg:y2="8.479cm">
          <text:p/>
        </draw:line>
        <draw:frame draw:style-name="gr16" draw:text-style-name="P4" draw:layer="layout" svg:width="4.507cm" svg:height="1.804cm" svg:x="1.791cm" svg:y="8.511cm">
          <draw:text-box>
            <text:p><text:span text:style-name="T3"/></text:p>
            <text:p><text:span text:style-name="T3">--------------------------------</text:span></text:p>
            <text:p><text:span text:style-name="T3">+ displayText()</text:span></text:p>
          </draw:text-box>
        </draw:frame>
        <draw:frame draw:style-name="gr3" draw:text-style-name="P2" xml:id="id8" draw:id="id8" draw:layer="layout" svg:width="4.445cm" svg:height="2.751cm" svg:x="14.264cm" svg:y="3.034cm">
          <draw:text-box>
            <text:p text:style-name="P1"><text:span text:style-name="T1">Scheduler</text:span></text:p>
          </draw:text-box>
        </draw:frame>
        <draw:line draw:style-name="gr4" draw:text-style-name="P1" draw:layer="layout" svg:x1="14.264cm" svg:y1="3.709cm" svg:x2="18.709cm" svg:y2="3.709cm">
          <text:p/>
        </draw:line>
        <draw:frame draw:style-name="gr5" draw:text-style-name="P4" xml:id="id11" draw:id="id11" draw:layer="layout" svg:width="4.422cm" svg:height="2.092cm" svg:x="14.267cm" svg:y="3.741cm">
          <draw:text-box>
            <text:p><text:span text:style-name="T3"/></text:p>
            <text:p><text:span text:style-name="T3">--------------------------------</text:span></text:p>
            <text:p><text:span text:style-name="T3">+ sched()</text:span></text:p>
            <text:p><text:span text:style-name="T3"/></text:p>
          </draw:text-box>
        </draw:frame>
        <draw:connector draw:style-name="gr8" draw:text-style-name="P1" draw:layer="layout" svg:x1="12.065cm" svg:y1="8.15cm" svg:x2="14.264cm" svg:y2="4.409cm" draw:start-shape="id7" draw:start-glue-point="1" draw:end-shape="id8" draw:end-glue-point="3" svg:d="M12065 8150h1087v-3741h1112">
          <text:p/>
        </draw:connector>
        <draw:frame draw:style-name="gr5" draw:text-style-name="P4" xml:id="id7" draw:id="id7" draw:layer="layout" svg:width="4.422cm" svg:height="2.092cm" svg:x="7.643cm" svg:y="7.104cm">
          <draw:text-box>
            <text:p><text:span text:style-name="T3"/></text:p>
            <text:p><text:span text:style-name="T3">--------------------------------</text:span></text:p>
            <text:p><text:span text:style-name="T3">+ recvCmd()</text:span></text:p>
            <text:p><text:span text:style-name="T3"/></text:p>
          </draw:text-box>
        </draw:frame>
        <draw:connector draw:style-name="gr8" draw:text-style-name="P1" draw:layer="layout" svg:x1="7.643cm" svg:y1="8.15cm" svg:x2="7.312cm" svg:y2="5.363cm" draw:start-shape="id7" draw:start-glue-point="3" svg:d="M7643 8150h-500v-2787h169">
          <text:p/>
        </draw:connector>
        <draw:g xml:id="id13" draw:id="id13">
          <draw:g>
            <draw:frame draw:style-name="gr12" draw:text-style-name="P2" draw:layer="Sequence" svg:width="4.391cm" svg:height="1.165cm" svg:x="20.747cm" svg:y="3.21cm">
              <draw:text-box>
                <text:p text:style-name="P1"><text:span text:style-name="T1">Clock</text:span></text:p>
                <text:p text:style-name="P1"><text:span text:style-name="T1">_________________</text:span></text:p>
              </draw:text-box>
            </draw:frame>
            <draw:frame draw:style-name="gr13" draw:text-style-name="P2" draw:layer="Sequence" svg:width="4.391cm" svg:height="2.282cm" svg:x="20.747cm" svg:y="3.787cm">
              <draw:text-box>
                <text:p/>
              </draw:text-box>
            </draw:frame>
          </draw:g>
          <draw:frame draw:style-name="gr17" draw:text-style-name="P4" draw:layer="Sequence" svg:width="4.273cm" svg:height="1.973cm" svg:x="20.813cm" svg:y="3.856cm">
            <draw:text-box>
              <text:p><text:span text:style-name="T3">- time</text:span></text:p>
              <text:p><text:span text:style-name="T3">--------------------------------+inc()</text:span></text:p>
            </draw:text-box>
          </draw:frame>
        </draw:g>
        <draw:g xml:id="id9" draw:id="id9">
          <draw:g>
            <draw:frame draw:style-name="gr18" draw:text-style-name="P2" draw:layer="Sequence" svg:width="4.487cm" svg:height="3.302cm" svg:x="14.22cm" svg:y="7.089cm">
              <draw:text-box>
                <text:p text:style-name="P1"><text:span text:style-name="T1">pdc</text:span></text:p>
                <text:p text:style-name="P1"><text:span text:style-name="T1">CommandFactory</text:span></text:p>
                <text:p text:style-name="P1"><text:span text:style-name="T1">_________________</text:span></text:p>
              </draw:text-box>
            </draw:frame>
          </draw:g>
          <draw:frame draw:style-name="gr19" draw:text-style-name="P4" draw:layer="Sequence" svg:width="4.226cm" svg:height="1.671cm" svg:x="14.355cm" svg:y="8.659cm">
            <draw:text-box>
              <text:p><text:span text:style-name="T3"/></text:p>
              <text:p><text:span text:style-name="T3">-------------------------------+createCmd()</text:span></text:p>
            </draw:text-box>
          </draw:frame>
        </draw:g>
        <draw:connector draw:style-name="gr8" draw:text-style-name="P1" draw:layer="Sequence" svg:x1="12.065cm" svg:y1="8.15cm" svg:x2="14.22cm" svg:y2="8.74cm" draw:start-shape="id7" draw:start-glue-point="1" draw:end-shape="id9" draw:end-glue-point="3" svg:d="M12065 8150h1065v590h1090">
          <text:p/>
        </draw:connector>
        <draw:connector draw:style-name="gr8" draw:text-style-name="P1" draw:layer="Sequence" svg:x1="18.7cm" svg:y1="8.697cm" svg:x2="20.937cm" svg:y2="8.693cm" draw:end-shape="id10" draw:end-glue-point="3" svg:d="M18700 8697h856v-4h1381">
          <text:p/>
        </draw:connector>
        <draw:connector draw:style-name="gr8" draw:text-style-name="P1" draw:layer="Sequence" svg:x1="18.689cm" svg:y1="4.787cm" svg:x2="20.937cm" svg:y2="7.993cm" draw:start-shape="id11" draw:end-shape="id12" draw:end-glue-point="3" svg:d="M18689 4787h1111v3206h1137">
          <text:p/>
        </draw:connector>
        <draw:connector draw:style-name="gr8" draw:text-style-name="P1" draw:layer="Sequence" svg:x1="25.362cm" svg:y1="9.071cm" svg:x2="25.138cm" svg:y2="4.639cm" draw:start-shape="id6" draw:start-glue-point="1" draw:end-shape="id13" draw:end-glue-point="1" svg:d="M25362 9071h500v-4432h-724">
          <text:p/>
        </draw:connector>
        <draw:connector draw:style-name="gr8" draw:text-style-name="P1" draw:layer="Sequence" svg:x1="20.713cm" svg:y1="14.571cm" svg:x2="6.26cm" svg:y2="18.206cm" draw:end-shape="id3" draw:end-glue-point="1" svg:d="M20713 14571h-6963v3635h-7490">
          <text:p/>
        </draw:connector>
        <draw:connector draw:style-name="gr8" draw:text-style-name="P1" draw:layer="Sequence" draw:line-skew="-3.929cm" svg:x1="20.644cm" svg:y1="12.216cm" svg:x2="11.809cm" svg:y2="4.565cm" draw:end-shape="id14" svg:d="M20644 12216h-8083v-7651h-752">
          <text:p/>
        </draw:connector>
        <draw:frame draw:style-name="gr20" draw:text-style-name="P5" draw:layer="Sequence" svg:width="0.832cm" svg:height="0.645cm" svg:x="20.117cm" svg:y="8.688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18.675cm" svg:y="8.054cm">
          <draw:text-box>
            <text:p><text:span text:style-name="T4">1</text:span></text:p>
          </draw:text-box>
        </draw:frame>
        <draw:frame draw:style-name="gr21" draw:text-style-name="P5" draw:layer="Sequence" svg:width="0.832cm" svg:height="0.645cm" svg:x="25.382cm" svg:y="9.151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25.118cm" svg:y="3.991cm">
          <draw:text-box>
            <text:p><text:span text:style-name="T4">1</text:span></text:p>
          </draw:text-box>
        </draw:frame>
        <draw:frame draw:style-name="gr20" draw:text-style-name="P5" draw:layer="Sequence" svg:width="0.832cm" svg:height="0.645cm" svg:x="6.279cm" svg:y="13.501cm">
          <draw:text-box>
            <text:p><text:span text:style-name="T4"><text:s text:c="2"/></text:span><text:span text:style-name="T4">*</text:span></text:p>
          </draw:text-box>
        </draw:frame>
        <draw:frame draw:style-name="gr20" draw:text-style-name="P5" draw:layer="Sequence" svg:width="0.832cm" svg:height="0.645cm" svg:x="6.257cm" svg:y="17.542cm">
          <draw:text-box>
            <text:p><text:span text:style-name="T4"><text:s text:c="2"/></text:span><text:span text:style-name="T4">*</text:span></text:p>
          </draw:text-box>
        </draw:frame>
        <draw:frame draw:style-name="gr21" draw:text-style-name="P5" draw:layer="Sequence" svg:width="0.991cm" svg:height="0.645cm" svg:x="19.969cm" svg:y="12.904cm">
          <draw:text-box>
            <text:p><text:span text:style-name="T4">1</text:span></text:p>
          </draw:text-box>
        </draw:frame>
        <draw:frame draw:style-name="gr21" draw:text-style-name="P5" draw:layer="Sequence" svg:width="0.991cm" svg:height="0.645cm" svg:x="19.692cm" svg:y="14.636cm">
          <draw:text-box>
            <text:p><text:span text:style-name="T4">1</text:span></text:p>
          </draw:text-box>
        </draw:frame>
        <draw:frame draw:style-name="gr6" draw:text-style-name="P2" xml:id="id15" draw:id="id15" draw:layer="layout" svg:width="4.445cm" svg:height="3.454cm" svg:x="7.683cm" svg:y="10.463cm">
          <draw:text-box>
            <text:p text:style-name="P1"><text:span text:style-name="T1">BuildingDisplayCiv</text:span><text:span text:style-name="T1"><text:tab/></text:span></text:p>
          </draw:text-box>
        </draw:frame>
        <draw:connector draw:style-name="gr8" draw:text-style-name="P1" draw:layer="layout" draw:line-skew="-3.322cm" svg:x1="12.128cm" svg:y1="12.19cm" svg:x2="20.558cm" svg:y2="12.687cm" draw:start-shape="id15" draw:start-glue-point="1" svg:d="M12128 12190h1156v497h7274">
          <text:p/>
        </draw:connector>
        <draw:line draw:style-name="gr4" draw:text-style-name="P1" draw:layer="layout" svg:x1="7.659cm" svg:y1="11.289cm" svg:x2="12.104cm" svg:y2="11.289cm">
          <text:p/>
        </draw:line>
        <draw:frame draw:style-name="gr22" draw:text-style-name="P4" draw:layer="layout" svg:width="4.294cm" svg:height="2.516cm" svg:x="7.697cm" svg:y="11.362cm">
          <draw:text-box>
            <text:p><text:span text:style-name="T3">- currentBldg</text:span></text:p>
            <text:p><text:span text:style-name="T3">--------------------------------+getCurBldg()</text:span></text:p>
            <text:p><text:span text:style-name="T3"/></text:p>
          </draw:text-box>
        </draw:frame>
        <draw:connector draw:style-name="gr8" draw:text-style-name="P1" draw:layer="layout" svg:x1="7.683cm" svg:y1="12.19cm" svg:x2="6.269cm" svg:y2="12.829cm" draw:start-shape="id15" draw:end-shape="id16" draw:end-glue-point="1" svg:d="M7683 12190h-707v639h-707">
          <text:p/>
        </draw:connector>
        <draw:frame draw:style-name="gr15" draw:text-style-name="P2" draw:layer="Sequence" svg:width="4.445cm" svg:height="2.751cm" svg:x="1.741cm" svg:y="3.708cm">
          <draw:text-box>
            <text:p text:style-name="P1"><text:span text:style-name="T1">Mainframe</text:span></text:p>
          </draw:text-box>
        </draw:frame>
        <draw:connector draw:style-name="gr11" draw:text-style-name="P1" draw:layer="Sequence" svg:x1="3.836cm" svg:y1="7.73cm" svg:x2="3.841cm" svg:y2="6.439cm" svg:d="M3836 7730v-645h5v-646">
          <text:p/>
        </draw:connector>
        <draw:connector draw:style-name="gr8" draw:text-style-name="P1" draw:layer="Sequence" svg:x1="7.364cm" svg:y1="4.565cm" svg:x2="6.138cm" svg:y2="5.079cm" draw:start-shape="id14" draw:start-glue-point="3" draw:end-shape="id17" svg:d="M7364 4565h-626v514h-600">
          <text:p/>
        </draw:connector>
        <draw:frame draw:style-name="gr23" draw:text-style-name="P4" draw:layer="Sequence" svg:width="4.422cm" svg:height="2.775cm" svg:x="7.366cm" svg:y="3.178cm">
          <draw:text-box>
            <text:p><text:span text:style-name="T3"/></text:p>
            <text:p><text:span text:style-name="T3">--------------------------------</text:span></text:p>
            <text:p><text:span text:style-name="T3">+ displayText()</text:span></text:p>
          </draw:text-box>
        </draw:frame>
        <draw:frame draw:style-name="gr23" draw:text-style-name="P4" xml:id="id17" draw:id="id17" draw:layer="layout" svg:width="4.422cm" svg:height="2.775cm" svg:x="1.716cm" svg:y="3.692cm">
          <draw:text-box>
            <text:p><text:span text:style-name="T3"/></text:p>
            <text:p><text:span text:style-name="T3">------------------------------</text:span></text:p>
            <text:p><text:span text:style-name="T3">+ displayText()</text:span></text:p>
          </draw:text-box>
        </draw:frame>
      </draw:page>
      <draw:page draw:name="Part 1" draw:style-name="dp1" draw:master-page-name="Default">
        <office:forms form:automatic-focus="false" form:apply-design-mode="false"/>
        <draw:g>
          <draw:rect draw:style-name="gr24" draw:text-style-name="P6" draw:layer="layout" svg:width="3.28cm" svg:height="1.27cm" svg:x="2.65cm" svg:y="2.844cm">
            <text:p text:style-name="P1"><text:span text:style-name="T1">hic</text:span></text:p>
            <text:p text:style-name="P1"><text:span text:style-name="T1">IOPanel</text:span></text:p>
          </draw:rect>
          <draw:line draw:style-name="gr8" draw:text-style-name="P1" draw:layer="layout" svg:x1="4.32cm" svg:y1="4.114cm" svg:x2="4.32cm" svg:y2="20.624cm">
            <text:p/>
          </draw:line>
        </draw:g>
        <draw:g>
          <draw:rect draw:style-name="gr24" draw:text-style-name="P6" draw:layer="layout" svg:width="3.175cm" svg:height="1.27cm" svg:x="7.13cm" svg:y="2.844cm">
            <text:p text:style-name="P1"><text:span text:style-name="T1">civ</text:span></text:p>
            <text:p text:style-name="P1"><text:span text:style-name="T1">CommandParser</text:span></text:p>
          </draw:rect>
          <draw:line draw:style-name="gr8" draw:text-style-name="P1" draw:layer="layout" svg:x1="8.8cm" svg:y1="4.114cm" svg:x2="8.8cm" svg:y2="20.624cm">
            <text:p/>
          </draw:line>
        </draw:g>
        <draw:g>
          <draw:rect draw:style-name="gr25" draw:text-style-name="P1" draw:layer="layout" svg:width="3.175cm" svg:height="1.27cm" svg:x="20.23cm" svg:y="2.844cm">
            <text:p/>
          </draw:rect>
          <draw:line draw:style-name="gr8" draw:text-style-name="P1" draw:layer="layout" svg:x1="21.9cm" svg:y1="4.114cm" svg:x2="21.9cm" svg:y2="20.624cm">
            <text:p/>
          </draw:line>
        </draw:g>
        <draw:g>
          <draw:rect draw:style-name="gr25" draw:text-style-name="P7" draw:layer="layout" svg:width="3.175cm" svg:height="1.27cm" svg:x="15.985cm" svg:y="2.844cm">
            <text:p/>
          </draw:rect>
          <draw:line draw:style-name="gr8" draw:text-style-name="P1" draw:layer="layout" svg:x1="17.655cm" svg:y1="4.114cm" svg:x2="17.655cm" svg:y2="20.624cm">
            <text:p/>
          </draw:line>
        </draw:g>
        <draw:g>
          <draw:rect draw:style-name="gr24" draw:text-style-name="P8" draw:layer="layout" svg:width="3.308cm" svg:height="1.27cm" svg:x="11.54cm" svg:y="2.844cm">
            <text:p text:style-name="P1"><text:span text:style-name="T1">pdc</text:span></text:p>
            <text:p text:style-name="P1"><text:span text:style-name="T1">CommandFactory</text:span></text:p>
          </draw:rect>
          <draw:line draw:style-name="gr8" draw:text-style-name="P1" draw:layer="layout" svg:x1="13.28cm" svg:y1="4.114cm" svg:x2="13.28cm" svg:y2="20.624cm">
            <text:p/>
          </draw:line>
        </draw:g>
        <draw:g>
          <draw:frame draw:style-name="gr26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27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28" draw:text-style-name="P9" draw:layer="layout" svg:width="7.969cm" svg:height="1.557cm" svg:x="18.934cm" svg:y="1.06cm">
          <draw:text-box>
            <text:p text:style-name="P1"><text:span text:style-name="T5">A13. CmdInspect</text:span></text:p>
            <text:p text:style-name="P1"><text:span text:style-name="T6">Sequ</text:span><text:span text:style-name="T7">ence Diagram <text:s/>part 1</text:span></text:p>
          </draw:text-box>
        </draw:frame>
        <draw:line draw:style-name="gr29" draw:text-style-name="P1" draw:layer="layout" svg:x1="4.318cm" svg:y1="5.565cm" svg:x2="8.797cm" svg:y2="5.519cm">
          <text:p/>
        </draw:line>
        <draw:frame draw:style-name="gr30" draw:text-style-name="P11" draw:layer="layout" svg:width="4.074cm" svg:height="1.236cm" svg:x="4.308cm" svg:y="4.885cm">
          <draw:text-box>
            <text:p text:style-name="P10"><text:span text:style-name="T3">receiveCmd(cmdInput)</text:span></text:p>
            <text:p text:style-name="P10"><text:span text:style-name="T3"><text:s text:c="15"/></text:span><text:span text:style-name="T3">&lt; &gt;</text:span></text:p>
          </draw:text-box>
        </draw:frame>
        <draw:line draw:style-name="gr31" draw:text-style-name="P1" draw:layer="layout" svg:x1="1.114cm" svg:y1="4.882cm" svg:x2="4.318cm" svg:y2="4.882cm">
          <text:p/>
        </draw:line>
        <draw:frame draw:style-name="gr32" draw:text-style-name="P13" draw:layer="layout" svg:width="2.764cm" svg:height="0.891cm" svg:x="1cm" svg:y="4.319cm">
          <draw:text-box>
            <text:p text:style-name="P12"><text:span text:style-name="T3"><text:s/></text:span><text:span text:style-name="T3">Inspect name</text:span></text:p>
          </draw:text-box>
        </draw:frame>
        <draw:line draw:style-name="gr29" draw:text-style-name="P1" draw:layer="layout" svg:x1="8.797cm" svg:y1="6.142cm" svg:x2="13.333cm" svg:y2="6.132cm">
          <text:p/>
        </draw:line>
        <draw:frame draw:style-name="gr30" draw:text-style-name="P11" draw:layer="layout" svg:width="3.946cm" svg:height="1.236cm" svg:x="8.904cm" svg:y="5.547cm">
          <draw:text-box>
            <text:p text:style-name="P10"><text:span text:style-name="T3">createCmd(cmdInput)</text:span></text:p>
            <text:p text:style-name="P10"><text:span text:style-name="T3"><text:s text:c="3"/></text:span><text:span text:style-name="T3">&lt;Command&gt;</text:span></text:p>
          </draw:text-box>
        </draw:frame>
        <draw:frame draw:style-name="gr33" draw:text-style-name="P14" draw:layer="layout" svg:width="3.23cm" svg:height="1.115cm" svg:x="15.887cm" svg:y="2.872cm">
          <draw:text-box>
            <text:p text:style-name="P1"><text:span text:style-name="T8">pdc</text:span></text:p>
            <text:p text:style-name="P1"><text:span text:style-name="T8">[Command]</text:span></text:p>
          </draw:text-box>
        </draw:frame>
        <draw:frame draw:style-name="gr34" draw:text-style-name="P11" draw:layer="layout" svg:width="4.035cm" svg:height="0.645cm" svg:x="13.237cm" svg:y="5.866cm">
          <draw:text-box>
            <text:p text:style-name="P10"><text:span text:style-name="T3">new ()</text:span></text:p>
          </draw:text-box>
        </draw:frame>
        <draw:line draw:style-name="gr29" draw:text-style-name="P1" draw:layer="layout" svg:x1="13.33cm" svg:y1="6.492cm" svg:x2="17.763cm" svg:y2="6.547cm">
          <text:p/>
        </draw:line>
        <draw:frame draw:style-name="gr34" draw:text-style-name="P11" draw:layer="layout" svg:width="4.035cm" svg:height="0.645cm" svg:x="13.288cm" svg:y="6.516cm">
          <draw:text-box>
            <text:p text:style-name="P10"><text:span text:style-name="T3"><text:s text:c="2"/></text:span><text:span text:style-name="T3">&lt;Command&gt;</text:span></text:p>
          </draw:text-box>
        </draw:frame>
        <draw:frame draw:style-name="gr35" draw:text-style-name="P14" draw:layer="layout" svg:width="3.216cm" svg:height="1.191cm" svg:x="20.122cm" svg:y="2.875cm">
          <draw:text-box>
            <text:p text:style-name="P1"><text:span text:style-name="T9">pdc</text:span></text:p>
            <text:p text:style-name="P1"><text:span text:style-name="T9">Scheduler</text:span></text:p>
          </draw:text-box>
        </draw:frame>
        <draw:line draw:style-name="gr29" draw:text-style-name="P1" draw:layer="layout" svg:x1="13.368cm" svg:y1="7.797cm" svg:x2="17.717cm" svg:y2="7.84cm">
          <text:p/>
        </draw:line>
        <draw:frame draw:style-name="gr30" draw:text-style-name="P11" draw:layer="layout" svg:width="4.035cm" svg:height="1.236cm" svg:x="13.313cm" svg:y="7.158cm">
          <draw:text-box>
            <text:p text:style-name="P10"><text:span text:style-name="T3">init(parms)</text:span></text:p>
            <text:p text:style-name="P10"><text:span text:style-name="T3"><text:s text:c="4"/></text:span><text:span text:style-name="T3">&lt;T/F&gt;</text:span></text:p>
          </draw:text-box>
        </draw:frame>
        <draw:line draw:style-name="gr29" draw:text-style-name="P1" draw:layer="layout" svg:x1="21.936cm" svg:y1="11.599cm" svg:x2="25.33cm" svg:y2="11.622cm">
          <text:p/>
        </draw:line>
        <draw:frame draw:style-name="gr36" draw:text-style-name="P16" draw:layer="layout" svg:width="2.353cm" svg:height="0.729cm" svg:x="19.56cm" svg:y="11.785cm">
          <draw:text-box>
            <text:p text:style-name="P15"><text:span text:style-name="T3">exec = OK</text:span></text:p>
          </draw:text-box>
        </draw:frame>
        <draw:line draw:style-name="gr29" draw:text-style-name="P1" draw:layer="Sequence" svg:x1="8.82cm" svg:y1="9.282cm" svg:x2="21.913cm" svg:y2="9.305cm">
          <text:p/>
        </draw:line>
        <draw:frame draw:style-name="gr30" draw:text-style-name="P11" draw:layer="Sequence" svg:width="4.199cm" svg:height="1.236cm" svg:x="8.78cm" svg:y="8.585cm">
          <draw:text-box>
            <text:p text:style-name="P10"><text:span text:style-name="T3">sched(Command)</text:span></text:p>
            <text:p text:style-name="P10"><text:span text:style-name="T3"><text:s text:c="7"/></text:span><text:span text:style-name="T3">&lt; &gt;</text:span></text:p>
          </draw:text-box>
        </draw:frame>
        <draw:line draw:style-name="gr29" draw:text-style-name="P1" draw:layer="Sequence" svg:x1="21.89cm" svg:y1="10.552cm" svg:x2="17.664cm" svg:y2="10.552cm">
          <text:p/>
        </draw:line>
        <draw:frame draw:style-name="gr30" draw:text-style-name="P11" draw:layer="Sequence" svg:width="3.814cm" svg:height="1.236cm" svg:x="18.076cm" svg:y="9.843cm">
          <draw:text-box>
            <text:p text:style-name="P10"><text:span text:style-name="T3"><text:s text:c="5"/></text:span><text:span text:style-name="T3">exec()</text:span></text:p>
            <text:p text:style-name="P10"><text:span text:style-name="T3"><text:s/></text:span><text:span text:style-name="T3">&lt;OK/ERR &gt;</text:span></text:p>
          </draw:text-box>
        </draw:frame>
        <draw:g>
          <draw:rect draw:style-name="gr25" draw:text-style-name="P1" draw:layer="Sequence" svg:width="3.175cm" svg:height="1.27cm" svg:x="23.688cm" svg:y="2.858cm">
            <text:p/>
          </draw:rect>
          <draw:line draw:style-name="gr8" draw:text-style-name="P1" draw:layer="Sequence" svg:x1="25.358cm" svg:y1="4.128cm" svg:x2="25.358cm" svg:y2="20.638cm">
            <text:p/>
          </draw:line>
        </draw:g>
        <draw:frame draw:style-name="gr35" draw:text-style-name="P14" draw:layer="Sequence" svg:width="3.216cm" svg:height="1.191cm" svg:x="23.699cm" svg:y="2.876cm">
          <draw:text-box>
            <text:p text:style-name="P1"><text:span text:style-name="T9">pdc</text:span></text:p>
            <text:p text:style-name="P1"><text:span text:style-name="T9">Clock</text:span></text:p>
          </draw:text-box>
        </draw:frame>
        <draw:frame draw:style-name="gr30" draw:text-style-name="P11" draw:layer="Sequence" svg:width="3.467cm" svg:height="1.236cm" svg:x="21.886cm" svg:y="10.975cm">
          <draw:text-box>
            <text:p text:style-name="P10"><text:span text:style-name="T3"><text:s text:c="5"/></text:span><text:span text:style-name="T3">inc(duration)</text:span></text:p>
            <text:p text:style-name="P10"><text:span text:style-name="T3"><text:s text:c="11"/></text:span><text:span text:style-name="T3">&lt; &gt;</text:span></text:p>
          </draw:text-box>
        </draw:frame>
        <draw:ellipse draw:style-name="gr37" draw:text-style-name="P1" draw:layer="Sequence" svg:width="0.346cm" svg:height="0.37cm" svg:x="21.728cm" svg:y="11.437cm">
          <text:p/>
        </draw:ellipse>
      </draw:page>
      <draw:page draw:name="page3" draw:style-name="dp1" draw:master-page-name="Default">
        <office:forms form:automatic-focus="false" form:apply-design-mode="false"/>
        <draw:g>
          <draw:rect draw:style-name="gr25" draw:text-style-name="P1" draw:layer="layout" svg:width="3.175cm" svg:height="1.27cm" svg:x="20.256cm" svg:y="2.943cm">
            <text:p/>
          </draw:rect>
          <draw:line draw:style-name="gr8" draw:text-style-name="P1" draw:layer="layout" svg:x1="21.926cm" svg:y1="4.213cm" svg:x2="21.926cm" svg:y2="20.723cm">
            <text:p/>
          </draw:line>
        </draw:g>
        <draw:g>
          <draw:rect draw:style-name="gr24" draw:text-style-name="P6" draw:layer="layout" svg:width="3.28cm" svg:height="1.27cm" svg:x="2.65cm" svg:y="2.844cm">
            <text:p text:style-name="P1"><text:span text:style-name="T1">hic</text:span></text:p>
            <text:p text:style-name="P1"><text:span text:style-name="T1">IOPanel</text:span></text:p>
          </draw:rect>
          <draw:line draw:style-name="gr8" draw:text-style-name="P1" draw:layer="layout" svg:x1="4.32cm" svg:y1="4.114cm" svg:x2="4.32cm" svg:y2="20.624cm">
            <text:p/>
          </draw:line>
        </draw:g>
        <draw:g>
          <draw:rect draw:style-name="gr24" draw:text-style-name="P6" draw:layer="layout" svg:width="3.175cm" svg:height="1.27cm" svg:x="7.13cm" svg:y="2.844cm">
            <text:p text:style-name="P1"><text:span text:style-name="T1">civ</text:span></text:p>
            <text:p text:style-name="P1"><text:span text:style-name="T1">CmdInspect</text:span></text:p>
          </draw:rect>
          <draw:line draw:style-name="gr8" draw:text-style-name="P1" draw:layer="layout" svg:x1="8.8cm" svg:y1="4.114cm" svg:x2="8.8cm" svg:y2="20.624cm">
            <text:p/>
          </draw:line>
        </draw:g>
        <draw:g>
          <draw:rect draw:style-name="gr25" draw:text-style-name="P1" draw:layer="layout" svg:width="3.175cm" svg:height="1.27cm" svg:x="23.483cm" svg:y="4.656cm">
            <text:p/>
          </draw:rect>
          <draw:line draw:style-name="gr8" draw:text-style-name="P1" draw:layer="layout" svg:x1="25.153cm" svg:y1="5.926cm" svg:x2="25.153cm" svg:y2="22.436cm">
            <text:p/>
          </draw:line>
        </draw:g>
        <draw:g>
          <draw:rect draw:style-name="gr25" draw:text-style-name="P7" draw:layer="layout" svg:width="3.175cm" svg:height="1.27cm" svg:x="15.985cm" svg:y="2.844cm">
            <text:p/>
          </draw:rect>
          <draw:line draw:style-name="gr8" draw:text-style-name="P1" draw:layer="layout" svg:x1="17.655cm" svg:y1="4.114cm" svg:x2="17.655cm" svg:y2="20.624cm">
            <text:p/>
          </draw:line>
        </draw:g>
        <draw:g>
          <draw:rect draw:style-name="gr24" draw:text-style-name="P8" draw:layer="layout" svg:width="3.308cm" svg:height="1.27cm" svg:x="11.54cm" svg:y="2.844cm">
            <text:p text:style-name="P1"><text:span text:style-name="T1">civ</text:span></text:p>
            <text:p text:style-name="P1"><text:span text:style-name="T1">BldgDisplay</text:span></text:p>
            <text:p text:style-name="P1"><text:span text:style-name="T1">Civ</text:span></text:p>
          </draw:rect>
          <draw:line draw:style-name="gr8" draw:text-style-name="P1" draw:layer="layout" svg:x1="13.28cm" svg:y1="4.114cm" svg:x2="13.28cm" svg:y2="20.624cm">
            <text:p/>
          </draw:line>
        </draw:g>
        <draw:g>
          <draw:frame draw:style-name="gr26" draw:text-style-name="P1" draw:layer="layout" svg:width="1.654cm" svg:height="2.568cm" svg:x="1.97cm" svg:y="5.545cm">
            <draw:image xlink:href="Pictures/100000000000014000000106D41CC49F.png" xlink:type="simple" xlink:show="embed" xlink:actuate="onLoad">
              <text:p/>
            </draw:image>
          </draw:frame>
          <draw:frame draw:style-name="gr27" draw:text-style-name="P4" draw:layer="layout" svg:width="1.73cm" svg:height="0.645cm" svg:x="2.39cm" svg:y="8.134cm">
            <draw:text-box>
              <text:p><text:span text:style-name="T3">Player</text:span></text:p>
            </draw:text-box>
          </draw:frame>
        </draw:g>
        <draw:frame draw:style-name="gr28" draw:text-style-name="P9" draw:layer="layout" svg:width="7.969cm" svg:height="1.557cm" svg:x="18.934cm" svg:y="1.06cm">
          <draw:text-box>
            <text:p text:style-name="P1"><text:span text:style-name="T5">A13. CmdInspect</text:span></text:p>
            <text:p text:style-name="P1"><text:span text:style-name="T6">Sequ</text:span><text:span text:style-name="T7">ence Diagram <text:s/>part 2</text:span></text:p>
          </draw:text-box>
        </draw:frame>
        <draw:line draw:style-name="gr38" draw:text-style-name="P1" draw:layer="layout" svg:x1="23.439cm" svg:y1="5.239cm" svg:x2="8.798cm" svg:y2="5.242cm">
          <text:p/>
        </draw:line>
        <draw:line draw:style-name="gr31" draw:text-style-name="P1" draw:layer="layout" svg:x1="4.295cm" svg:y1="11.516cm" svg:x2="1.091cm" svg:y2="11.516cm">
          <text:p/>
        </draw:line>
        <draw:frame draw:style-name="gr32" draw:text-style-name="P13" draw:layer="layout" svg:width="4.064cm" svg:height="0.853cm" svg:x="4.757cm" svg:y="10.214cm">
          <draw:text-box>
            <text:p text:style-name="P12"><text:span text:style-name="T3">displayText(nearDesc)</text:span></text:p>
            <text:p text:style-name="P12"><text:span text:style-name="T3"><text:s text:c="15"/></text:span><text:span text:style-name="T3">&lt; &gt;</text:span></text:p>
          </draw:text-box>
        </draw:frame>
        <draw:frame draw:style-name="gr33" draw:text-style-name="P14" draw:layer="layout" svg:width="3.23cm" svg:height="1.115cm" svg:x="15.887cm" svg:y="2.872cm">
          <draw:text-box>
            <text:p text:style-name="P1"><text:span text:style-name="T8">pdc</text:span></text:p>
            <text:p text:style-name="P1"><text:span text:style-name="T8">NPC</text:span></text:p>
          </draw:text-box>
        </draw:frame>
        <draw:line draw:style-name="gr29" draw:text-style-name="P1" draw:layer="layout" svg:x1="8.775cm" svg:y1="6.72cm" svg:x2="13.254cm" svg:y2="6.72cm">
          <text:p/>
        </draw:line>
        <draw:frame draw:style-name="gr35" draw:text-style-name="P14" draw:layer="layout" svg:width="3.216cm" svg:height="1.191cm" svg:x="20.122cm" svg:y="2.875cm">
          <draw:text-box>
            <text:p text:style-name="P1"><text:span text:style-name="T9">pdc</text:span></text:p>
            <text:p text:style-name="P1"><text:span text:style-name="T9">[Building]</text:span></text:p>
          </draw:text-box>
        </draw:frame>
        <draw:line draw:style-name="gr29" draw:text-style-name="P1" draw:layer="layout" svg:x1="8.775cm" svg:y1="8.128cm" svg:x2="21.974cm" svg:y2="8.144cm">
          <text:p/>
        </draw:line>
        <draw:line draw:style-name="gr29" draw:text-style-name="P1" draw:layer="Sequence" svg:x1="8.775cm" svg:y1="10.768cm" svg:x2="4.318cm" svg:y2="10.744cm">
          <text:p/>
        </draw:line>
        <draw:frame draw:style-name="gr39" draw:text-style-name="P11" draw:layer="Sequence" svg:width="3.097cm" svg:height="1.343cm" svg:x="18.569cm" svg:y="4.62cm">
          <draw:text-box>
            <text:p text:style-name="P10"><text:span text:style-name="T3"><text:s text:c="7"/></text:span><text:span text:style-name="T3">exec()</text:span></text:p>
            <text:p text:style-name="P10"><text:span text:style-name="T3"><text:s text:c="5"/></text:span><text:span text:style-name="T3">&lt;OK/ERR &gt;</text:span></text:p>
          </draw:text-box>
        </draw:frame>
        <draw:frame draw:style-name="gr30" draw:text-style-name="P11" draw:layer="Sequence" svg:width="3.814cm" svg:height="1.236cm" svg:x="8.816cm" svg:y="6.126cm">
          <draw:text-box>
            <text:p text:style-name="P10"><text:span text:style-name="T3"><text:s text:c="5"/></text:span><text:span text:style-name="T3">getCurrentBldg() <text:s text:c="9"/>&lt;curBldg/null &gt;</text:span></text:p>
          </draw:text-box>
        </draw:frame>
        <draw:frame draw:style-name="gr30" draw:text-style-name="P11" draw:layer="Sequence" svg:width="3.814cm" svg:height="1.236cm" svg:x="8.816cm" svg:y="7.443cm">
          <draw:text-box>
            <text:p text:style-name="P10"><text:span text:style-name="T3"><text:s text:c="5"/></text:span><text:span text:style-name="T3">getNPC(name)</text:span></text:p>
            <text:p text:style-name="P10"><text:span text:style-name="T3"><text:s text:c="8"/></text:span><text:span text:style-name="T3">&lt;NPC/null&gt;</text:span></text:p>
          </draw:text-box>
        </draw:frame>
        <draw:frame draw:style-name="gr32" draw:text-style-name="P13" draw:layer="Sequence" svg:width="2.078cm" svg:height="0.853cm" svg:x="2.264cm" svg:y="10.798cm">
          <draw:text-box>
            <text:p text:style-name="P12"><text:span text:style-name="T3">near desc</text:span></text:p>
          </draw:text-box>
        </draw:frame>
        <draw:frame draw:style-name="gr35" draw:text-style-name="P14" draw:layer="layout" svg:width="3.216cm" svg:height="1.191cm" svg:x="23.498cm" svg:y="4.689cm">
          <draw:text-box>
            <text:p text:style-name="P1"><text:span text:style-name="T9">pdc</text:span></text:p>
            <text:p text:style-name="P1"><text:span text:style-name="T9">Scheduler</text:span></text:p>
          </draw:text-box>
        </draw:frame>
        <draw:line draw:style-name="gr29" draw:text-style-name="P1" draw:layer="layout" svg:x1="8.738cm" svg:y1="9.419cm" svg:x2="17.653cm" svg:y2="9.41cm">
          <text:p/>
        </draw:line>
        <draw:frame draw:style-name="gr30" draw:text-style-name="P11" draw:layer="layout" svg:width="3.814cm" svg:height="1.236cm" svg:x="8.779cm" svg:y="8.734cm">
          <draw:text-box>
            <text:p text:style-name="P10"><text:span text:style-name="T3"><text:s text:c="5"/></text:span><text:span text:style-name="T3">getNearDesc()</text:span></text:p>
            <text:p text:style-name="P10"><text:span text:style-name="T3"><text:s text:c="8"/></text:span><text:span text:style-name="T3">&lt;nearDesc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bject Bkgrnd</svg:title>
      </draw:layer>
      <draw:layer draw:name="background"/>
      <draw:layer draw:name="backgroundobjects"/>
      <draw:layer draw:name="controls"/>
      <draw:layer draw:name="measurelines"/>
      <draw:layer draw:name="Sequenc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imothy Armstrong</meta:initial-creator>
    <meta:creation-date>2011-03-14T07:18:23.38</meta:creation-date>
    <dc:date>2016-05-04T01:11:43</dc:date>
    <dc:creator>Alan Cline</dc:creator>
    <meta:editing-duration>PT19H11M4S</meta:editing-duration>
    <meta:editing-cycles>137</meta:editing-cycles>
    <meta:generator>OpenOffice/4.1.2$Unix OpenOffice.org_project/412m3$Build-9782</meta:generator>
    <meta:printed-by>Alan Cline</meta:printed-by>
    <meta:print-date>2016-04-13T14:45:12</meta:print-date>
    <meta:document-statistic meta:object-count="143"/>
  </office:meta>
</office:document-meta>
</file>